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988cm" fo:margin-left="-1.688cm" table:align="left"/>
    </style:style>
    <style:style style:name="Таблица1.A" style:family="table-column">
      <style:table-column-properties style:column-width="6.495cm"/>
    </style:style>
    <style:style style:name="Таблица1.B" style:family="table-column">
      <style:table-column-properties style:column-width="8.297cm"/>
    </style:style>
    <style:style style:name="Таблица1.C" style:family="table-column">
      <style:table-column-properties style:column-width="5.19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dd2e" officeooo:paragraph-rsid="0052092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eb770" officeooo:paragraph-rsid="0033073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520929" officeooo:paragraph-rsid="0052092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officeooo:rsid="002f19c6" officeooo:paragraph-rsid="0052092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officeooo:rsid="002f19c6" officeooo:paragraph-rsid="0052092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officeooo:rsid="002f8e7c" officeooo:paragraph-rsid="0052092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2f8e7c" officeooo:paragraph-rsid="0052092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officeooo:rsid="0029921c" officeooo:paragraph-rsid="0029921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weight="bold" officeooo:rsid="0029de67" officeooo:paragraph-rsid="0052092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fo:font-weight="bold" officeooo:rsid="0057b7a1" officeooo:paragraph-rsid="0057b7a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officeooo:rsid="00330732" officeooo:paragraph-rsid="00520929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officeooo:rsid="0055b50e" officeooo:paragraph-rsid="0055b50e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520929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aec53" officeooo:paragraph-rsid="0052092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8e7c" officeooo:paragraph-rsid="0052092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2efa2" officeooo:paragraph-rsid="0052efa2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ru" fo:country="RU" fo:font-weight="normal" officeooo:rsid="0053671a" officeooo:paragraph-rsid="0055b50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6e3e7" officeooo:paragraph-rsid="0056e3e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7b7a1" officeooo:paragraph-rsid="0057b7a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91642" officeooo:paragraph-rsid="0059164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fo:font-weight="bold" officeooo:rsid="00330732" officeooo:paragraph-rsid="00520929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520929" officeooo:paragraph-rsid="0052092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56e3e7" officeooo:paragraph-rsid="0052efa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language="en" fo:country="US" fo:font-weight="bold" officeooo:rsid="00591642" officeooo:paragraph-rsid="0059164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55b50e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5530e1" officeooo:paragraph-rsid="0055b50e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style:font-name="Times New Roman" fo:font-size="14pt" officeooo:rsid="005530e1" officeooo:paragraph-rsid="0055b50e" style:font-size-asian="14pt" style:font-size-complex="14pt"/>
    </style:style>
    <style:style style:name="P28" style:family="paragraph" style:parent-style-name="Table_20_Contents">
      <style:text-properties style:font-name="Times New Roman" fo:font-size="14pt" officeooo:rsid="005bd6d0" officeooo:paragraph-rsid="005bd6d0" style:font-size-asian="14pt" style:font-size-complex="14pt"/>
    </style:style>
    <style:style style:name="P29" style:family="paragraph" style:parent-style-name="Table_20_Contents">
      <style:text-properties style:font-name="Times New Roman" fo:font-size="14pt" fo:language="ru" fo:country="RU" officeooo:rsid="005b332d" officeooo:paragraph-rsid="005b332d" style:font-size-asian="14pt" style:font-size-complex="14pt"/>
    </style:style>
    <style:style style:name="P30" style:family="paragraph" style:parent-style-name="Table_20_Contents">
      <style:text-properties style:font-name="Times New Roman" fo:font-size="14pt" fo:language="ru" fo:country="RU" officeooo:rsid="005b332d" officeooo:paragraph-rsid="005bd6d0" style:font-size-asian="14pt" style:font-size-complex="14pt"/>
    </style:style>
    <style:style style:name="P31" style:family="paragraph" style:parent-style-name="Table_20_Contents">
      <style:text-properties style:font-name="Times New Roman" fo:font-size="14pt" fo:language="ru" fo:country="RU" officeooo:rsid="005bd6d0" officeooo:paragraph-rsid="005bd6d0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color="#808080" loext:opacity="100%" style:font-name="Times New Roman" fo:font-size="14pt" officeooo:paragraph-rsid="0059baa1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color="#0a7aff" loext:opacity="100%" style:font-name="Times New Roman" fo:font-size="14pt" officeooo:paragraph-rsid="0055b50e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color="#f79a00" loext:opacity="100%" style:font-name="Times New Roman" fo:font-size="14pt" officeooo:paragraph-rsid="0055b50e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color="#00b738" loext:opacity="100%" style:font-name="Times New Roman" fo:font-size="14pt" officeooo:paragraph-rsid="0055b50e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color="#f64d00" loext:opacity="100%" style:font-name="Times New Roman" fo:font-size="14pt" officeooo:paragraph-rsid="0055b50e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color="#dd0000" loext:opacity="100%" style:font-name="Times New Roman" fo:font-size="14pt" officeooo:paragraph-rsid="0055b50e" style:font-size-asian="14pt" style:font-size-complex="14pt"/>
    </style:style>
    <style:style style:name="P38" style:family="paragraph" style:parent-style-name="Standard" style:list-style-name="L1">
      <style:text-properties fo:font-size="14pt" fo:font-weight="normal" officeooo:rsid="00214cba" officeooo:paragraph-rsid="00214cba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text-properties fo:font-size="14pt" fo:font-weight="normal" officeooo:rsid="0022d545" officeooo:paragraph-rsid="0022d545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text-properties fo:font-size="14pt" fo:font-weight="normal" officeooo:rsid="0024bc28" officeooo:paragraph-rsid="0024bc28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text-properties fo:font-size="14pt" fo:font-weight="normal" officeooo:rsid="001eb6d6" officeooo:paragraph-rsid="001eb6d6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text-properties fo:font-size="14pt" fo:font-weight="normal" officeooo:rsid="0026b299" officeooo:paragraph-rsid="0026b299" style:font-size-asian="14pt" style:font-weight-asian="normal" style:font-size-complex="14pt" style:font-weight-complex="normal"/>
    </style:style>
    <style:style style:name="P43" style:family="paragraph" style:parent-style-name="Standard" style:list-style-name="L2">
      <style:text-properties fo:font-size="14pt" fo:font-weight="normal" officeooo:rsid="0026b299" officeooo:paragraph-rsid="00330732" style:font-size-asian="14pt" style:font-weight-asian="normal" style:font-size-complex="14pt" style:font-weight-complex="normal"/>
    </style:style>
    <style:style style:name="P44" style:family="paragraph" style:parent-style-name="Standard" style:list-style-name="L2">
      <style:text-properties fo:font-size="14pt" fo:font-weight="normal" officeooo:rsid="002709ae" officeooo:paragraph-rsid="002709ae" style:font-size-asian="14pt" style:font-weight-asian="normal" style:font-size-complex="14pt" style:font-weight-complex="normal"/>
    </style:style>
    <style:style style:name="P45" style:family="paragraph" style:parent-style-name="Standard" style:list-style-name="L2">
      <style:text-properties fo:font-size="14pt" fo:font-weight="normal" officeooo:rsid="004aec53" officeooo:paragraph-rsid="004aec53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text-properties fo:font-size="14pt" fo:font-weight="normal" officeooo:paragraph-rsid="004aec53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text-properties fo:font-size="14pt" fo:font-weight="normal" officeooo:paragraph-rsid="00520929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text-properties fo:font-size="14pt" fo:font-weight="normal" officeooo:rsid="004cd66d" officeooo:paragraph-rsid="004cd66d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text-properties fo:font-size="14pt" fo:font-weight="normal" officeooo:rsid="001eb770" officeooo:paragraph-rsid="00330732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text-properties fo:font-size="14pt" fo:font-weight="normal" officeooo:rsid="00330732" officeooo:paragraph-rsid="00330732" style:font-size-asian="14pt" style:font-weight-asian="normal" style:font-size-complex="14pt" style:font-weight-complex="normal"/>
    </style:style>
    <style:style style:name="P51" style:family="paragraph" style:parent-style-name="Standard" style:list-style-name="L2">
      <style:text-properties fo:font-size="14pt" fo:font-weight="normal" officeooo:rsid="00358608" officeooo:paragraph-rsid="0037d1d6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text-properties fo:font-size="14pt" fo:font-weight="normal" officeooo:rsid="00358608" officeooo:paragraph-rsid="00520929" style:font-size-asian="14pt" style:font-weight-asian="normal" style:font-size-complex="14pt" style:font-weight-complex="normal"/>
    </style:style>
    <style:style style:name="P53" style:family="paragraph" style:parent-style-name="Standard" style:list-style-name="L2">
      <style:text-properties fo:font-size="14pt" fo:font-weight="normal" officeooo:rsid="00358608" officeooo:paragraph-rsid="0038816d" style:font-size-asian="14pt" style:font-weight-asian="normal" style:font-size-complex="14pt" style:font-weight-complex="normal"/>
    </style:style>
    <style:style style:name="P54" style:family="paragraph" style:parent-style-name="Standard" style:list-style-name="L2">
      <style:text-properties fo:font-size="14pt" fo:font-weight="normal" officeooo:rsid="0037d1d6" officeooo:paragraph-rsid="0037d1d6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style:text-properties fo:font-size="14pt" fo:font-weight="normal" officeooo:rsid="003a93a3" officeooo:paragraph-rsid="00520929" style:font-size-asian="14pt" style:font-weight-asian="normal" style:font-size-complex="14pt" style:font-weight-complex="normal"/>
    </style:style>
    <style:style style:name="P56" style:family="paragraph" style:parent-style-name="Standard" style:list-style-name="L1">
      <style:text-properties fo:font-size="14pt" fo:font-weight="bold" officeooo:rsid="0024bc28" officeooo:paragraph-rsid="0024bc28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text-align="center" style:justify-single-word="false"/>
      <style:text-properties fo:font-size="14pt" fo:font-weight="bold" officeooo:rsid="0017dd2e" officeooo:paragraph-rsid="0017dd2e" style:font-size-asian="14pt" style:font-weight-asian="bold" style:font-size-complex="14pt" style:font-weight-complex="bold"/>
    </style:style>
    <style:style style:name="P58" style:family="paragraph" style:parent-style-name="Standard" style:list-style-name="L2">
      <style:text-properties fo:font-size="14pt" fo:font-weight="bold" officeooo:rsid="004aec53" officeooo:paragraph-rsid="004aec53" style:font-size-asian="14pt" style:font-weight-asian="bold" style:font-size-complex="14pt" style:font-weight-complex="bold"/>
    </style:style>
    <style:style style:name="P59" style:family="paragraph" style:parent-style-name="Standard" style:list-style-name="L2">
      <style:paragraph-properties fo:text-align="center" style:justify-single-word="false"/>
      <style:text-properties fo:font-size="14pt" fo:font-weight="bold" officeooo:rsid="001eb770" officeooo:paragraph-rsid="00520929" style:font-size-asian="14pt" style:font-weight-asian="bold" style:font-size-complex="14pt" style:font-weight-complex="bold"/>
    </style:style>
    <style:style style:name="P60" style:family="paragraph" style:parent-style-name="Standard" style:list-style-name="L2">
      <style:text-properties fo:font-size="14pt" fo:font-weight="bold" officeooo:rsid="001d31f8" officeooo:paragraph-rsid="001d31f8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paragraph-properties fo:text-align="center" style:justify-single-word="false"/>
      <style:text-properties fo:font-size="14pt" fo:font-weight="bold" officeooo:rsid="001d31f8" officeooo:paragraph-rsid="001d31f8" style:font-size-asian="14pt" style:font-weight-asian="bold" style:font-size-complex="14pt" style:font-weight-complex="bold"/>
    </style:style>
    <style:style style:name="P62" style:family="paragraph" style:parent-style-name="Standard" style:list-style-name="L2">
      <style:text-properties fo:font-size="14pt" fo:language="ru" fo:country="RU" fo:font-weight="normal" officeooo:rsid="002804b7" officeooo:paragraph-rsid="002804b7" style:font-size-asian="14pt" style:font-weight-asian="normal" style:font-size-complex="14pt" style:font-weight-complex="normal"/>
    </style:style>
    <style:style style:name="P63" style:family="paragraph" style:parent-style-name="Standard" style:list-style-name="L3">
      <style:text-properties fo:font-size="14pt" fo:language="ru" fo:country="RU" fo:font-weight="normal" officeooo:rsid="002f8e7c" officeooo:paragraph-rsid="002f8e7c" style:font-size-asian="14pt" style:font-weight-asian="normal" style:font-size-complex="14pt" style:font-weight-complex="normal"/>
    </style:style>
    <style:style style:name="P64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fo:font-size="14pt" fo:language="ru" fo:country="RU" fo:font-weight="normal" officeooo:rsid="0042ae50" officeooo:paragraph-rsid="0048812a" style:font-size-asian="14pt" style:font-weight-asian="normal" style:font-size-complex="14pt" style:font-weight-complex="normal"/>
    </style:style>
    <style:style style:name="P65" style:family="paragraph" style:parent-style-name="Standard" style:list-style-name="L2">
      <style:text-properties fo:font-size="14pt" fo:language="ru" fo:country="RU" fo:font-weight="normal" officeooo:rsid="0051183e" officeooo:paragraph-rsid="0051183e" style:font-size-asian="14pt" style:font-weight-asian="normal" style:font-size-complex="14pt" style:font-weight-complex="normal"/>
    </style:style>
    <style:style style:name="P66" style:family="paragraph" style:parent-style-name="Standard" style:list-style-name="L2">
      <style:text-properties fo:font-size="14pt" fo:language="ru" fo:country="RU" fo:font-weight="normal" officeooo:rsid="0052efa2" officeooo:paragraph-rsid="0052efa2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6e3e7" officeooo:paragraph-rsid="0056e3e7" style:font-size-asian="14pt" style:font-weight-asian="normal" style:font-size-complex="14pt" style:font-weight-complex="normal"/>
    </style:style>
    <style:style style:name="P68" style:family="paragraph" style:parent-style-name="Standard" style:list-style-name="L2">
      <style:text-properties fo:font-size="14pt" fo:language="ru" fo:country="RU" fo:font-style="normal" fo:font-weight="normal" officeooo:rsid="0037d1d6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2">
      <style:text-properties fo:font-size="14pt" fo:language="ru" fo:country="RU" fo:font-style="normal" fo:font-weight="normal" officeooo:rsid="0037d1d6" officeooo:paragraph-rsid="0037d1d6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2">
      <style:text-properties fo:font-size="14pt" fo:language="ru" fo:country="RU" fo:font-style="normal" fo:font-weight="normal" officeooo:rsid="0036b8cc" officeooo:paragraph-rsid="0036b8c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2">
      <style:text-properties fo:font-size="14pt" fo:language="ru" fo:country="RU" fo:font-style="normal" fo:font-weight="normal" officeooo:rsid="003267a1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2">
      <style:text-properties fo:font-size="14pt" fo:language="ru" fo:country="RU" fo:font-style="normal" fo:font-weight="normal" officeooo:rsid="00358608" officeooo:paragraph-rsid="00358608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4">
      <style:text-properties fo:font-size="14pt" fo:language="ru" fo:country="RU" fo:font-weight="bold" officeooo:rsid="002f8e7c" officeooo:paragraph-rsid="002f8e7c" style:font-size-asian="14pt" style:font-weight-asian="bold" style:font-size-complex="14pt" style:font-weight-complex="bold"/>
    </style:style>
    <style:style style:name="P74" style:family="paragraph" style:parent-style-name="Standard" style:list-style-name="L2">
      <style:text-properties fo:font-size="14pt" fo:font-style="normal" fo:font-weight="normal" officeooo:rsid="003267a1" officeooo:paragraph-rsid="0049ef06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2">
      <style:text-properties fo:font-size="14pt" fo:font-style="normal" fo:font-weight="normal" officeooo:rsid="003267a1" officeooo:paragraph-rsid="0037d1d6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2">
      <style:text-properties fo:font-size="14pt" fo:font-style="normal" fo:font-weight="normal" officeooo:rsid="003267a1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2">
      <style:text-properties fo:font-size="14pt" fo:font-style="normal" fo:font-weight="normal" officeooo:rsid="00330732" officeooo:paragraph-rsid="00330732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4">
      <style:paragraph-properties fo:margin-left="0cm" fo:text-indent="-0.635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8e7c" officeooo:paragraph-rsid="0040da70" style:font-size-asian="14pt" style:font-weight-asian="normal" style:font-size-complex="14pt" style:font-weight-complex="normal"/>
    </style:style>
    <style:style style:name="P79" style:family="paragraph" style:parent-style-name="Standard" style:list-style-name="L4">
      <style:paragraph-properties fo:margin-left="0cm" fo:text-indent="-0.635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8e7c" officeooo:paragraph-rsid="00520929" style:font-size-asian="14pt" style:font-weight-asian="normal" style:font-size-complex="14pt" style:font-weight-complex="normal"/>
    </style:style>
    <style:style style:name="P80" style:family="paragraph" style:parent-style-name="Standard" style:list-style-name="L4">
      <style:paragraph-properties fo:margin-left="0cm" fo:text-indent="0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8e7c" officeooo:paragraph-rsid="00520929" style:font-size-asian="14pt" style:font-weight-asian="normal" style:font-size-complex="14pt" style:font-weight-complex="normal"/>
    </style:style>
    <style:style style:name="P81" style:family="paragraph" style:parent-style-name="Standard" style:list-style-name="L4">
      <style:paragraph-properties fo:margin-left="0cm" fo:text-indent="0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bcba" officeooo:paragraph-rsid="00520929" style:font-size-asian="14pt" style:font-weight-asian="normal" style:font-size-complex="14pt" style:font-weight-complex="normal"/>
    </style:style>
    <style:style style:name="P82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fo:color="#000000" loext:opacity="100%" style:font-name="Times New Roman" fo:font-size="14pt" fo:language="ru" fo:country="RU" fo:font-weight="normal" officeooo:rsid="00304322" officeooo:paragraph-rsid="0042ae50" style:font-size-asian="14pt" style:font-weight-asian="normal" style:font-size-complex="14pt" style:font-weight-complex="normal"/>
    </style:style>
    <style:style style:name="P83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fo:color="#000000" loext:opacity="100%" style:font-name="Times New Roman" fo:font-size="14pt" fo:language="ru" fo:country="RU" fo:font-weight="normal" officeooo:rsid="0042ae50" officeooo:paragraph-rsid="0048812a" style:font-size-asian="14pt" style:font-weight-asian="normal" style:font-size-complex="14pt" style:font-weight-complex="normal"/>
    </style:style>
    <style:style style:name="P84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style:font-name="Times New Roman" fo:font-size="14pt" fo:font-weight="normal" officeooo:rsid="0042ae50" officeooo:paragraph-rsid="0048812a" style:font-size-asian="14pt" style:font-weight-asian="normal" style:font-size-complex="14pt" style:font-weight-complex="normal"/>
    </style:style>
    <style:style style:name="T1" style:family="text">
      <style:text-properties officeooo:rsid="0022d54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officeooo:rsid="003a93a3" style:font-style-asian="normal" style:font-style-complex="normal"/>
    </style:style>
    <style:style style:name="T5" style:family="text">
      <style:text-properties fo:language="en" fo:country="US" officeooo:rsid="005530e1"/>
    </style:style>
    <style:style style:name="T6" style:family="text">
      <style:text-properties fo:language="en" fo:country="US" officeooo:rsid="0057b7a1"/>
    </style:style>
    <style:style style:name="T7" style:family="text">
      <style:text-properties officeooo:rsid="00260a56"/>
    </style:style>
    <style:style style:name="T8" style:family="text">
      <style:text-properties officeooo:rsid="00261beb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normal" officeooo:rsid="003267a1" style:font-style-asian="normal" style:font-style-complex="normal"/>
    </style:style>
    <style:style style:name="T12" style:family="text">
      <style:text-properties fo:language="ru" fo:country="RU" fo:font-style="normal" officeooo:rsid="0037d1d6" style:font-style-asian="normal" style:font-style-complex="normal"/>
    </style:style>
    <style:style style:name="T13" style:family="text">
      <style:text-properties fo:language="ru" fo:country="RU" fo:font-style="normal" officeooo:rsid="0038816d" style:font-style-asian="normal" style:font-style-complex="normal"/>
    </style:style>
    <style:style style:name="T14" style:family="text">
      <style:text-properties fo:language="ru" fo:country="RU" fo:font-style="normal" officeooo:rsid="003a93a3" style:font-style-asian="normal" style:font-style-complex="normal"/>
    </style:style>
    <style:style style:name="T15" style:family="text">
      <style:text-properties fo:language="ru" fo:country="RU" fo:font-style="normal" officeooo:rsid="00330732" style:font-style-asian="normal" style:font-style-complex="normal"/>
    </style:style>
    <style:style style:name="T16" style:family="text">
      <style:text-properties fo:language="ru" fo:country="RU" fo:font-style="normal" officeooo:rsid="0036b8cc" style:font-style-asian="normal" style:font-style-complex="normal"/>
    </style:style>
    <style:style style:name="T17" style:family="text">
      <style:text-properties fo:language="ru" fo:country="RU" fo:font-style="normal" officeooo:rsid="00520929" style:font-style-asian="normal" style:font-style-complex="normal"/>
    </style:style>
    <style:style style:name="T18" style:family="text">
      <style:text-properties fo:language="ru" fo:country="RU" fo:font-style="normal" officeooo:rsid="002f19c6" style:font-style-asian="normal" style:font-style-complex="normal"/>
    </style:style>
    <style:style style:name="T19" style:family="text">
      <style:text-properties fo:language="ru" fo:country="RU" officeooo:rsid="00469ce4"/>
    </style:style>
    <style:style style:name="T20" style:family="text">
      <style:text-properties fo:language="ru" fo:country="RU" officeooo:rsid="0029921c"/>
    </style:style>
    <style:style style:name="T21" style:family="text">
      <style:text-properties fo:language="ru" fo:country="RU" officeooo:rsid="005530e1"/>
    </style:style>
    <style:style style:name="T22" style:family="text">
      <style:text-properties officeooo:rsid="0029921c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officeooo:rsid="003d3df1"/>
    </style:style>
    <style:style style:name="T25" style:family="text">
      <style:text-properties fo:font-weight="normal" officeooo:rsid="004aec53" style:font-weight-asian="normal" style:font-weight-complex="normal"/>
    </style:style>
    <style:style style:name="T26" style:family="text">
      <style:text-properties fo:font-style="italic" officeooo:rsid="003267a1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3267a1" style:font-style-asian="normal" style:font-style-complex="normal"/>
    </style:style>
    <style:style style:name="T29" style:family="text">
      <style:text-properties fo:font-style="normal" officeooo:rsid="00330732" style:font-style-asian="normal" style:font-style-complex="normal"/>
    </style:style>
    <style:style style:name="T30" style:family="text">
      <style:text-properties fo:font-style="normal" officeooo:rsid="00520929" style:font-style-asian="normal" style:font-style-complex="normal"/>
    </style:style>
    <style:style style:name="T31" style:family="text">
      <style:text-properties fo:font-style="normal" officeooo:rsid="001d31f8" style:font-style-asian="normal" style:font-style-complex="normal"/>
    </style:style>
    <style:style style:name="T32" style:family="text">
      <style:text-properties fo:font-style="normal" officeooo:rsid="002f19c6" style:font-style-asian="normal" style:font-style-complex="normal"/>
    </style:style>
    <style:style style:name="T33" style:family="text">
      <style:text-properties officeooo:rsid="00330732"/>
    </style:style>
    <style:style style:name="T34" style:family="text">
      <style:text-properties fo:color="#000000" loext:opacity="100%" style:font-name="Consolas" fo:language="ru" fo:country="RU" fo:font-style="normal" officeooo:rsid="0037d1d6" style:font-style-asian="normal" style:font-style-complex="normal"/>
    </style:style>
    <style:style style:name="T35" style:family="text">
      <style:text-properties fo:color="#000000" loext:opacity="100%" style:font-name="Times New Roman"/>
    </style:style>
    <style:style style:name="T36" style:family="text">
      <style:text-properties fo:color="#000000" loext:opacity="100%" style:font-name="Times New Roman" fo:font-weight="normal" officeooo:rsid="00422cc2" style:font-weight-asian="normal" style:font-weight-complex="normal"/>
    </style:style>
    <style:style style:name="T37" style:family="text">
      <style:text-properties fo:color="#000000" loext:opacity="100%" style:font-name="Times New Roman" fo:font-weight="normal" officeooo:rsid="003ff9c0" style:font-weight-asian="normal" style:font-weight-complex="normal"/>
    </style:style>
    <style:style style:name="T38" style:family="text">
      <style:text-properties fo:color="#000000" loext:opacity="100%" style:font-name="Times New Roman" fo:font-weight="normal" officeooo:rsid="00520929" style:font-weight-asian="normal" style:font-weight-complex="normal"/>
    </style:style>
    <style:style style:name="T39" style:family="text">
      <style:text-properties fo:color="#000000" loext:opacity="100%" style:font-name="Times New Roman" officeooo:rsid="0045ec12"/>
    </style:style>
    <style:style style:name="T40" style:family="text">
      <style:text-properties fo:color="#000000" loext:opacity="100%" style:font-name="Times New Roman" officeooo:rsid="0048812a"/>
    </style:style>
    <style:style style:name="T41" style:family="text">
      <style:text-properties fo:color="#000000" loext:opacity="100%" fo:language="ru" fo:country="RU"/>
    </style:style>
    <style:style style:name="T42" style:family="text">
      <style:text-properties fo:color="#000000" loext:opacity="100%" fo:language="ru" fo:country="RU" officeooo:rsid="0045ec12"/>
    </style:style>
    <style:style style:name="T43" style:family="text">
      <style:text-properties fo:color="#000000" loext:opacity="100%" fo:language="ru" fo:country="RU" officeooo:rsid="0048812a"/>
    </style:style>
    <style:style style:name="T44" style:family="text">
      <style:text-properties officeooo:rsid="003a93a3"/>
    </style:style>
    <style:style style:name="T45" style:family="text">
      <style:text-properties officeooo:rsid="003c27f3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officeooo:rsid="003c27f3"/>
    </style:style>
    <style:style style:name="T48" style:family="text">
      <style:text-properties style:text-line-through-style="none" style:text-line-through-type="none" officeooo:rsid="002f8e7c"/>
    </style:style>
    <style:style style:name="T49" style:family="text">
      <style:text-properties style:text-line-through-style="none" style:text-line-through-type="none" officeooo:rsid="00520929"/>
    </style:style>
    <style:style style:name="T50" style:family="text">
      <style:text-properties style:text-line-through-style="none" style:text-line-through-type="none" officeooo:rsid="0017dd2e"/>
    </style:style>
    <style:style style:name="T51" style:family="text">
      <style:text-properties fo:color="#0000ff" loext:opacity="100%" style:font-name="Consolas"/>
    </style:style>
    <style:style style:name="T52" style:family="text">
      <style:text-properties officeooo:rsid="00469ce4"/>
    </style:style>
    <style:style style:name="T53" style:family="text">
      <style:text-properties officeooo:rsid="00304322"/>
    </style:style>
    <style:style style:name="T54" style:family="text">
      <style:text-properties officeooo:rsid="0048812a"/>
    </style:style>
    <style:style style:name="T55" style:family="text">
      <style:text-properties officeooo:rsid="0045ec12"/>
    </style:style>
    <style:style style:name="T56" style:family="text">
      <style:text-properties officeooo:rsid="003267a1"/>
    </style:style>
    <style:style style:name="T57" style:family="text">
      <style:text-properties officeooo:rsid="004aec53"/>
    </style:style>
    <style:style style:name="T58" style:family="text">
      <style:text-properties officeooo:rsid="002f8e7c"/>
    </style:style>
    <style:style style:name="T59" style:family="text">
      <style:text-properties officeooo:rsid="00520929"/>
    </style:style>
    <style:style style:name="T60" style:family="text">
      <style:text-properties officeooo:rsid="001eb770"/>
    </style:style>
    <style:style style:name="T61" style:family="text">
      <style:text-properties officeooo:rsid="0017dd2e"/>
    </style:style>
    <style:style style:name="T62" style:family="text">
      <style:text-properties officeooo:rsid="0052efa2"/>
    </style:style>
    <style:style style:name="T63" style:family="text">
      <style:text-properties officeooo:rsid="005530e1"/>
    </style:style>
    <style:style style:name="T64" style:family="text">
      <style:text-properties officeooo:rsid="0055b50e"/>
    </style:style>
    <style:style style:name="T65" style:family="text">
      <style:text-properties officeooo:rsid="00591642"/>
    </style:style>
    <style:style style:name="T66" style:family="text">
      <style:text-properties officeooo:rsid="005bd6d0"/>
    </style:style>
    <style:style style:name="T67" style:family="text">
      <style:text-properties officeooo:rsid="005fb3f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9">Н</text:span>астройки <text:span text:style-name="T59">пограммы (Раздел)</text:span></text:p>
      <text:p text:style-name="P22">Общее (подраздел) - Settings_of_program</text:p>
      <text:list text:style-name="L1">
        <text:list-item>
          <text:list>
            <text:list-item>
              <text:p text:style-name="P38">Программа-генератор (путь для программы). Уникален для каждого типа детали. <text:span text:style-name="T1">Выбирается нажатием иконки.</text:span></text:p>
            </text:list-item>
            <text:list-item>
              <text:p text:style-name="P39">Название итоговой программы. Уникальное для каждого типа детали. Стандартное — <text:span text:style-name="T2">main_gen.</text:span></text:p>
            </text:list-item>
            <text:list-item>
              <text:p text:style-name="P39">Время ожидания подключения, сек. Стандартное — 10 секунд. <text:span text:style-name="T8">При запуске, программа может не запускаться в течении этого периода.</text:span></text:p>
            </text:list-item>
            <text:list-item>
              <text:p text:style-name="P40">ПИН-код для управления. Необходим для <text:span text:style-name="T7">открытия </text:span><text:span text:style-name="T33">панели</text:span><text:span text:style-name="T7"> </text:span>управления программой на роботе. <text:span text:style-name="T7">Стандартный — 123. Изменяется нажатием на иконку.</text:span></text:p>
              <text:p text:style-name="P56"/>
            </text:list-item>
          </text:list>
        </text:list-item>
      </text:list>
      <text:list text:style-name="L2">
        <text:list-header>
          <text:p text:style-name="P57">Настройки робота <text:span text:style-name="T59">(Раздел)</text:span></text:p>
        </text:list-header>
      </text:list>
      <text:p text:style-name="P3">Общее (подраздел - <text:span text:style-name="T61">Настройки робота </text:span>) - Settings_of_robot_generic</text:p>
      <text:list text:continue-numbering="true" text:style-name="L2">
        <text:list-item>
          <text:list>
            <text:list-item>
              <text:p text:style-name="P41">Добавление</text:p>
              <text:p text:style-name="P42">Добавление робота осуществляется нажатием на кнопку.</text:p>
              <text:p text:style-name="P42"/>
            </text:list-item>
            <text:list-item>
              <text:p text:style-name="P41">Соединение</text:p>
              <text:p text:style-name="P44">Интерфейс инициирует открытие соединения только тогда, когда заполнены поля <text:span text:style-name="T2">id </text:span><text:span text:style-name="T9">и </text:span><text:span text:style-name="T2">port.</text:span></text:p>
              <text:p text:style-name="P62">Повторное соединение при нажатии кнопки.</text:p>
              <text:p text:style-name="P62"/>
            </text:list-item>
            <text:list-item>
              <text:p text:style-name="P43">Удаление</text:p>
              <text:p text:style-name="P43">Удаление робота осуществляется нажатием на кнопку.</text:p>
              <text:p text:style-name="P43"/>
            </text:list-item>
            <text:list-item>
              <text:p text:style-name="P45">Директория каталога программы — папка, в которой генерируется программа и из которой файлы программы переносятся на контроллер.</text:p>
              <text:p text:style-name="P46"/>
            </text:list-item>
            <text:list-item>
              <text:p text:style-name="P48"><text:span text:style-name="T57">Д</text:span>иректория на контроллере — путь к папке, в которую копируется сгенерированная программа.</text:p>
              <text:p text:style-name="P58"/>
              <text:p text:style-name="P59">Управление<text:span text:style-name="T59"> (подраздел - </text:span><text:span text:style-name="T61">Настройки робота</text:span><text:span text:style-name="T59">)</text:span></text:p>
              <text:p text:style-name="P59"><text:span text:style-name="T59">Общее (подраздел — </text:span>Управление<text:span text:style-name="T59">) - Control_generic</text:span></text:p>
            </text:list-item>
            <text:list-item>
              <text:p text:style-name="P74">Повторная отправка в директорию робота</text:p>
              <text:p text:style-name="P49"><text:span text:style-name="T56">Кнопка </text:span><text:span text:style-name="T26">«Повторная отправка в директорию робота». </text:span><text:span text:style-name="T28">Представлена иконкой. При нажатии </text:span><text:span text:style-name="T29">отправляет программу из выбранного каталога программы </text:span><text:span text:style-name="T15">на контроллер. </text:span><text:span text:style-name="T14">ВСЕ</text:span><text:span text:style-name="T4"> </text:span><text:span text:style-name="T14">с</text:span><text:span text:style-name="T15">тарые файлы программы удаляются. По окончанию выбирает программу совпадающую по имени с введённой итоговой программой. </text:span></text:p>
            </text:list-item>
          </text:list>
        </text:list-item>
      </text:list>
      <text:p text:style-name="P2"><text:span text:style-name="T15"/></text:p>
      <text:p text:style-name="P21">Панель управления программой<text:span text:style-name="T59"> (подраздел — </text:span><text:span text:style-name="T60">Управление</text:span><text:span text:style-name="T59">) - Panel_of_control</text:span></text:p>
      <text:list text:continue-numbering="true" text:style-name="L2">
        <text:list-header>
          <text:p text:style-name="P77">Открывается при вводе ПИН-кода. </text:p>
          <text:p text:style-name="P50"><text:span text:style-name="T27"/></text:p>
          <text:list text:continue-numbering="true">
            <text:list-item>
              <text:p text:style-name="P51"><text:span text:style-name="T27">Кнопка</text:span><text:span text:style-name="T3"> </text:span><text:span text:style-name="T10">«Запуск программы»</text:span></text:p>
              <text:p text:style-name="P47"><text:soft-page-break/><text:span text:style-name="T11">Представлена иконкой:.</text:span></text:p>
              <text:p text:style-name="P68">Видна только тогда, когда на данном роботе выбрана программа, но не запущена/сброшена.</text:p>
              <text:p text:style-name="P51"><text:span text:style-name="T11">При нажатии </text:span><text:span text:style-name="T12">запускает выбранную программу.</text:span></text:p>
              <text:p text:style-name="P51"><text:span text:style-name="T11"/></text:p>
            </text:list-item>
            <text:list-item>
              <text:p text:style-name="P47"><text:span text:style-name="T12">Кнопка </text:span><text:span text:style-name="T16">«</text:span><text:span text:style-name="T34">Остановить программу</text:span><text:span text:style-name="T16">». </text:span><text:span text:style-name="T12">Представлена иконкой:</text:span></text:p>
              <text:p text:style-name="P68">Видна только тогда, когда на данном роботе запущенна и выполняется программа.</text:p>
              <text:p text:style-name="P69">При нажатии останавливает программу.</text:p>
              <text:p text:style-name="P54"><text:span text:style-name="T10"/></text:p>
            </text:list-item>
            <text:list-item>
              <text:p text:style-name="P70">Кнопка «Продолжить программу»</text:p>
              <text:p text:style-name="P71">Представлена иконкой.</text:p>
              <text:p text:style-name="P52"><text:span text:style-name="T13">Видна только тогда, когда</text:span><text:span text:style-name="T12"> программа запущена, но остановлена </text:span><text:span text:style-name="T11"><text:s/>При нажатии </text:span><text:span text:style-name="T13">продолжает выполнение остановленной </text:span><text:span text:style-name="T14">п</text:span><text:span text:style-name="T13">рограммы.</text:span></text:p>
              <text:p text:style-name="P53"><text:span text:style-name="T13"/></text:p>
            </text:list-item>
            <text:list-item>
              <text:p text:style-name="P55"><text:span text:style-name="T13">К</text:span><text:span text:style-name="T10">нопка «Перезапустить программу» </text:span><text:span text:style-name="T11">Представлена иконкой.</text:span></text:p>
              <text:p text:style-name="P55"><text:span text:style-name="T13">Видна только тогда, когда</text:span><text:span text:style-name="T12"> программа </text:span><text:span text:style-name="T10">завершена. При нажатии перезапускает программу.</text:span></text:p>
              <text:p text:style-name="P51"><text:span text:style-name="T11"/></text:p>
            </text:list-item>
            <text:list-item>
              <text:p text:style-name="P72">Кнопка «<text:span text:style-name="T44">Аннулировать</text:span> программ<text:span text:style-name="T44">у</text:span>»</text:p>
              <text:p text:style-name="P75">Представлена иконкой. При нажатии <text:span text:style-name="T44">аннулирует выбранную программу.</text:span></text:p>
              <text:p text:style-name="P51"><text:span text:style-name="T28"/></text:p>
            </text:list-item>
            <text:list-item>
              <text:p text:style-name="P70">Кнопка «Выбор сгенерированной программы»</text:p>
              <text:p text:style-name="P76">Представлена иконкой.</text:p>
              <text:p text:style-name="P76"><text:span text:style-name="T52">Если текущая программа сброшена/закончена, то она аннулируется, проводится поиск и выбор сгенерированной программы по имени.</text:span> <text:span text:style-name="T19">Если программа активна/остановлена, поиск и выбор не проводятся.</text:span></text:p>
            </text:list-item>
          </text:list>
        </text:list-header>
      </text:list>
      <text:p text:style-name="P12"/>
      <text:p text:style-name="P12">Статусы <text:span text:style-name="T59">(подраздел — </text:span><text:span text:style-name="T60">Управление</text:span><text:span text:style-name="T59">) -</text:span></text:p>
      <text:p text:style-name="P17">Статусы <text:span text:style-name="T63">на роботе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Статус</text:p>
          </table:table-cell>
          <table:table-cell table:style-name="Таблица1.A1" office:value-type="string">
            <text:p text:style-name="P26">Обозначение</text:p>
          </table:table-cell>
          <table:table-cell table:style-name="Таблица1.C1" office:value-type="string">
            <text:p text:style-name="P26">Цветовое обозначение</text:p>
          </table:table-cell>
        </table:table-row>
        <table:table-row>
          <table:table-cell table:style-name="Таблица1.A2" office:value-type="string">
            <text:p text:style-name="P25">Нет соединения</text:p>
          </table:table-cell>
          <table:table-cell table:style-name="Таблица1.A2" office:value-type="string">
            <text:p text:style-name="P27">Отсутствует соединение.</text:p>
            <text:p text:style-name="P27">Проверьте правильность ввода <text:span text:style-name="T2">id </text:span><text:span text:style-name="T9">или порта.</text:span></text:p>
          </table:table-cell>
          <table:table-cell table:style-name="Таблица1.C2" office:value-type="string">
            <text:p text:style-name="P32">Rgb(128, 128, 128)</text:p>
          </table:table-cell>
        </table:table-row>
        <table:table-row>
          <table:table-cell table:style-name="Таблица1.A2" office:value-type="string">
            <text:p text:style-name="P25">Программа не выбрана</text:p>
          </table:table-cell>
          <table:table-cell table:style-name="Таблица1.A2" office:value-type="string">
            <text:p text:style-name="P29">На роботе не выбрана программа.</text:p>
            <text:p text:style-name="P29">Возможен выбор через дерево файлов.</text:p>
          </table:table-cell>
          <table:table-cell table:style-name="Таблица1.C2" office:value-type="string">
            <text:p text:style-name="P33">Rgb(<text:span text:style-name="T21">10</text:span><text:span text:style-name="T5">, </text:span><text:span text:style-name="T21">122, 255</text:span>)</text:p>
          </table:table-cell>
        </table:table-row>
        <table:table-row>
          <table:table-cell table:style-name="Таблица1.A2" office:value-type="string">
            <text:p text:style-name="P25">Выбрана программа <text:span text:style-name="T5">{</text:span><text:span text:style-name="T21">имя программы</text:span><text:span text:style-name="T5">}</text:span></text:p>
          </table:table-cell>
          <table:table-cell table:style-name="Таблица1.A2" office:value-type="string">
            <text:p text:style-name="P30">На роботе выбрана, <text:span text:style-name="T66">но не запущена</text:span> программа.</text:p>
            <text:p text:style-name="P31">Возможна смена выбора через дерево файлов.</text:p>
          </table:table-cell>
          <table:table-cell table:style-name="Таблица1.C2" office:value-type="string">
            <text:p text:style-name="P34">Rgb(<text:span text:style-name="T63">247, 153, 0</text:span>)</text:p>
          </table:table-cell>
        </table:table-row>
        <table:table-row>
          <table:table-cell table:style-name="Таблица1.A2" office:value-type="string">
            <text:p text:style-name="P25">Запущена программа <text:span text:style-name="T5">{</text:span><text:span text:style-name="T21">имя </text:span><text:soft-page-break/><text:span text:style-name="T21">программы</text:span><text:span text:style-name="T5">}</text:span></text:p>
          </table:table-cell>
          <table:table-cell table:style-name="Таблица1.A2" office:value-type="string">
            <text:p text:style-name="P30">На роботе <text:span text:style-name="T66">запущена выбранная </text:span><text:soft-page-break/><text:span text:style-name="T66">программа.</text:span></text:p>
            <text:p text:style-name="P31">Заблокирован выбор файла через дерево файлов.</text:p>
          </table:table-cell>
          <table:table-cell table:style-name="Таблица1.C2" office:value-type="string">
            <text:p text:style-name="P35">Rgb(<text:span text:style-name="T63">0, 183, 56</text:span>)</text:p>
          </table:table-cell>
        </table:table-row>
        <table:table-row>
          <table:table-cell table:style-name="Таблица1.A2" office:value-type="string">
            <text:p text:style-name="P25"><text:span text:style-name="T63">Программа </text:span><text:span text:style-name="T5">{</text:span><text:span text:style-name="T21">имя программы</text:span><text:span text:style-name="T5">} </text:span>остановлена</text:p>
          </table:table-cell>
          <table:table-cell table:style-name="Таблица1.A2" office:value-type="string">
            <text:p text:style-name="P30">На роботе <text:span text:style-name="T66">остановлена выбранная программа.</text:span></text:p>
            <text:p text:style-name="P31">Изменение выбора программы через дерево файлов не доступно, аннулируйте программу на роботе.</text:p>
          </table:table-cell>
          <table:table-cell table:style-name="Таблица1.C2" office:value-type="string">
            <text:p text:style-name="P36">Rgb(<text:span text:style-name="T63">246</text:span>, <text:span text:style-name="T63">77</text:span>, <text:span text:style-name="T63">0</text:span>)</text:p>
          </table:table-cell>
        </table:table-row>
        <table:table-row>
          <table:table-cell table:style-name="Таблица1.A2" office:value-type="string">
            <text:p text:style-name="P25"><text:span text:style-name="T63">Программа </text:span><text:span text:style-name="T5">{</text:span><text:span text:style-name="T21">имя программы</text:span><text:span text:style-name="T5">} </text:span>завершена</text:p>
          </table:table-cell>
          <table:table-cell table:style-name="Таблица1.A2" office:value-type="string">
            <text:p text:style-name="P28">На роботе завершилась выбранная программа.</text:p>
            <text:p text:style-name="P28">Возможен её перезапуск через панель управления или смена выбора файла программы через дерево файлов.</text:p>
          </table:table-cell>
          <table:table-cell table:style-name="Таблица1.C2" office:value-type="string">
            <text:p text:style-name="P37">Rgb(<text:span text:style-name="T63">2</text:span><text:span text:style-name="T64">21</text:span><text:span text:style-name="T63">, 0, 0</text:span>)</text:p>
          </table:table-cell>
        </table:table-row>
      </table:table>
      <text:p text:style-name="P17"/>
      <text:list text:continue-numbering="true" text:style-name="L2">
        <text:list-item>
          <text:list>
            <text:list-header>
              <text:p text:style-name="P76"><text:span text:style-name="T19"/></text:p>
            </text:list-header>
          </text:list>
        </text:list-item>
      </text:list>
      <text:p text:style-name="P11"><text:span text:style-name="T23">Панель </text:span><text:span text:style-name="T24">положения</text:span><text:span text:style-name="T46"> </text:span><text:span text:style-name="T47">(</text:span><text:span text:style-name="T48">в разработке</text:span><text:span text:style-name="T47">) </text:span><text:span text:style-name="T49">(подраздел - </text:span><text:span text:style-name="T50">Настройки робота </text:span><text:span text:style-name="T49">) - Panel_of_location</text:span></text:p>
      <text:p text:style-name="P11"><text:span text:style-name="T23">Панель тока</text:span><text:span text:style-name="T46"> </text:span><text:span text:style-name="T45">(</text:span><text:span text:style-name="T58">в разработке</text:span><text:span text:style-name="T45">) </text:span><text:span text:style-name="T59">(подраздел - </text:span><text:span text:style-name="T61">Настройки робота </text:span><text:span text:style-name="T59">) - Panel_of_weld</text:span></text:p>
      <text:list xml:id="list165424186576752" text:continue-numbering="true" text:style-name="L2">
        <text:list-header>
          <text:p text:style-name="P60"><text:span text:style-name="T15"/></text:p>
          <text:p text:style-name="P61">Генерация программы <text:span text:style-name="T59">(Раздел)</text:span></text:p>
        </text:list-header>
      </text:list>
      <text:p text:style-name="P4">Генерация <text:span text:style-name="T30">(подраздел - </text:span><text:span text:style-name="T31">Генерация программы</text:span><text:span text:style-name="T30">)</text:span></text:p>
      <text:p text:style-name="P13">Кнопка «Генерация программы» представлена иконкой:.</text:p>
      <text:p text:style-name="P4">Параметры <text:span text:style-name="T30">(подраздел - </text:span><text:span text:style-name="T31">Генерация программы</text:span><text:span text:style-name="T30">)</text:span></text:p>
      <text:p text:style-name="P14">Сброс до стандартных параметров производится нажатием на кнопку:.</text:p>
      <text:p text:style-name="P5"><text:span text:style-name="T25"/></text:p>
      <text:p text:style-name="P15">По типу деталей, в данный момент представлены:</text:p>
      <text:list text:style-name="L3">
        <text:list-item>
          <text:p text:style-name="P63">Настил с ребром</text:p>
        </text:list-item>
        <text:list-item>
          <text:p text:style-name="P63"><text:span text:style-name="T23">Настил со стрингером</text:span> (в разработке)</text:p>
        </text:list-item>
        <text:list-item>
          <text:p text:style-name="P63"><text:span text:style-name="T23">Настил треугольником</text:span> (в разработке)</text:p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header>
                      <text:p text:style-name="P73"><text:span text:style-name="T51"/></text:p>
                    </text:list-header>
                  </text:list>
                </text:list-item>
              </text:list>
            </text:list-item>
          </text:list>
        </text:list-item>
      </text:list>
      <text:p text:style-name="P6">Настил с ребром <text:span text:style-name="T30">(подраздел — </text:span><text:span text:style-name="T32">Параметры</text:span><text:span text:style-name="T30">)</text:span></text:p>
      <text:p text:style-name="P7"><text:span text:style-name="T36">Общие па</text:span><text:span text:style-name="T37">раметры настил</text:span><text:span text:style-name="T38">а</text:span><text:span text:style-name="T37"> с ребром:</text:span></text:p>
      <text:list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78">Длина настила, мм.</text:p>
                    </text:list-item>
                    <text:list-item>
                      <text:p text:style-name="P78">Расстояние до осевой линии первого ребра сверху, мм.</text:p>
                    </text:list-item>
                    <text:list-item>
                      <text:p text:style-name="P78">Расстояние между осевыми линиями рёбер, мм.</text:p>
                    </text:list-item>
                    <text:list-item>
                      <text:p text:style-name="P78">Расстояние до торца ребра слева, мм.</text:p>
                    </text:list-item>
                    <text:list-item>
                      <text:p text:style-name="P78">Расстояние до торца ребра справа, мм.</text:p>
                    </text:list-item>
                    <text:list-item>
                      <text:p text:style-name="P78">Роспуск слева, мм.</text:p>
                    </text:list-item>
                    <text:list-item>
                      <text:p text:style-name="P78">Роспуск справа, мм.</text:p>
                    </text:list-item>
                    <text:list-item>
                      <text:p text:style-name="P78">Количество ребер, шт.</text:p>
                    </text:list-item>
                    <text:list-item>
                      <text:p text:style-name="P78">Толщина настила, мм.</text:p>
                    </text:list-item>
                    <text:list-item>
                      <text:p text:style-name="P78">Толщина ребра, мм.</text:p>
                    </text:list-item>
                    <text:list-item>
                      <text:p text:style-name="P78">Высота ребра, мм.</text:p>
                    </text:list-item>
                    <text:list-item>
                      <text:p text:style-name="P78">Отступ поиска в начале, мм.</text:p>
                    </text:list-item>
                    <text:list-item>
                      <text:p text:style-name="P78"><text:soft-page-break/>Отступ поиска в конце, мм.</text:p>
                    </text:list-item>
                    <text:list-item>
                      <text:p text:style-name="P78">Перекрытие швов, мм.</text:p>
                    </text:list-item>
                    <text:list-item>
                      <text:p text:style-name="P78">Технологический отступ начала шва, мм.</text:p>
                    </text:list-item>
                    <text:list-item>
                      <text:p text:style-name="P78">Технологический отступ конца шва, мм.</text:p>
                    </text:list-item>
                    <text:list-item>
                      <text:p text:style-name="P78">Скорость сварки, см/м</text:p>
                    </text:list-item>
                    <text:list-item>
                      <text:p text:style-name="P79">Номер сварочной программы</text:p>
                      <text:p text:style-name="P80"/>
                    </text:list-item>
                  </text:list>
                </text:list-item>
              </text:list>
            </text:list-item>
          </text:list>
          <text:p text:style-name="P81">Различаются по виду скосов.</text:p>
        </text:list-item>
      </text:list>
      <text:list text:style-name="L5">
        <text:list-item>
          <text:p text:style-name="P82">Прямой</text:p>
        </text:list-item>
        <text:list-item>
          <text:p text:style-name="P84"><text:span text:style-name="T41">Со скосом вправо </text:span><text:span text:style-name="T42">+ ширина </text:span><text:span text:style-name="T43">настила (мм.)</text:span><text:span text:style-name="T42">, скос </text:span><text:span text:style-name="T43">слева (мм.), скос справа (мм.)</text:span></text:p>
        </text:list-item>
        <text:list-item>
          <text:p text:style-name="P84"><text:span text:style-name="T53">С</text:span>о скосом влево <text:span text:style-name="T42">+ ширина </text:span><text:span text:style-name="T43">настила (мм.)</text:span><text:span text:style-name="T42">, скос </text:span><text:span text:style-name="T43">слева (мм.), скос справа (мм.)</text:span></text:p>
        </text:list-item>
        <text:list-item>
          <text:p text:style-name="P83">Трапецией <text:span text:style-name="T55">+ ширина </text:span><text:span text:style-name="T54">настила (мм.)</text:span><text:span text:style-name="T55">, скос </text:span><text:span text:style-name="T54">слева (мм.), скос справа (мм.)</text:span></text:p>
        </text:list-item>
        <text:list-item>
          <text:p text:style-name="P64"><text:span text:style-name="T35">Перевернутой трапецией </text:span><text:span text:style-name="T39">+ ширина </text:span><text:span text:style-name="T40">настила (мм.)</text:span><text:span text:style-name="T39">, скос </text:span><text:span text:style-name="T40">слева (мм.), скос справа (мм.)</text:span></text:p>
        </text:list-item>
      </text:list>
      <text:p text:style-name="P8">Сообщения <text:span text:style-name="T59">(Раздел)</text:span></text:p>
      <text:p text:style-name="P1"><text:span text:style-name="T59">Общее (подраздел - </text:span><text:span text:style-name="T20">Сообщения</text:span><text:span text:style-name="T59">)</text:span></text:p>
      <text:list text:continue-list="list165424186576752" text:style-name="L2">
        <text:list-header>
          <text:p text:style-name="P65">Все полученные сообщения можно видеть в окне сообщений в <text:span text:style-name="T62">правой-</text:span>нижней части экрана.</text:p>
          <text:p text:style-name="P66">Также, все сообще<text:span text:style-name="T67">н</text:span>ия, системные и о <text:span text:style-name="T67">возникших</text:span> ошибках, копируются в журнал логирования.</text:p>
        </text:list-header>
      </text:list>
      <text:p text:style-name="P9">Об о<text:span text:style-name="T22">шибках </text:span><text:span text:style-name="T59">(подраздел — </text:span><text:span text:style-name="T22">Сообщения</text:span><text:span text:style-name="T59">)</text:span></text:p>
      <text:p text:style-name="P16">Сообщения обо всех ошибках: системных, генерации, соединения и т. д. записываются <text:s/>в <text:span text:style-name="T2">{</text:span>каталог приложения<text:span text:style-name="T2">}</text:span>/<text:span text:style-name="T2">logs/{</text:span>дата<text:span text:style-name="T2">} </text:span>в файл <text:span text:style-name="T2">Errors.txt</text:span></text:p>
      <text:p text:style-name="P9">Системные <text:span text:style-name="T59">(подраздел — </text:span><text:span text:style-name="T22">Сообщения</text:span><text:span text:style-name="T59">)</text:span></text:p>
      <text:p text:style-name="P16">Сообщения о всех произведённых действиях записываются <text:s/>в <text:span text:style-name="T2">{</text:span>каталог приложения<text:span text:style-name="T2">}</text:span>/<text:span text:style-name="T2">logs/{</text:span>дата<text:span text:style-name="T2">} </text:span>в файл <text:span text:style-name="T2">Actions.txt</text:span></text:p>
      <text:p text:style-name="P23"/>
      <text:p text:style-name="P10">Изменения по версиям <text:span text:style-name="T65">(раздел)</text:span></text:p>
      <text:p text:style-name="P19">1.0 — генерация программы для настила с ребром + разные скосы</text:p>
      <text:p text:style-name="P19">1.1 — разное расстояние между рёбрами и разные отступы</text:p>
      <text:p text:style-name="P19">+ уменьшено время загрузи</text:p>
      <text:p text:style-name="P19">+ улучшено отслеживание статуса программы на роботе</text:p>
      <text:p text:style-name="P19">+ <text:span text:style-name="T65">изменена выборка генерированной программы (теперь ищет программу по всем директориям робота)</text:span></text:p>
      <text:p text:style-name="P20">+добавлена справка с руководством пользователи</text:p>
      <text:p text:style-name="P20"/>
      <text:p text:style-name="P24">Json-<text:span text:style-name="T9">файл (</text:span><text:span text:style-name="T17">подраздел — </text:span><text:span text:style-name="T18">Параметры</text:span><text:span text:style-name="T9">)</text:span></text:p>
      <text:p text:style-name="P18"/>
      <text:p text:style-name="P18">Одинаковое расстояние:</text:p>
      <text:p text:style-name="P18">{</text:p>
      <text:p text:style-name="P18"><text:s text:c="2"/>"d_type": "d_rect",</text:p>
      <text:p text:style-name="P18"><text:s text:c="2"/>"l": 120000.0,</text:p>
      <text:p text:style-name="P18"><text:s text:c="2"/>"w": 0.0,</text:p>
      <text:p text:style-name="P18"><text:s text:c="2"/>"h": 200.0,</text:p>
      <text:p text:style-name="P18"><text:s text:c="2"/>"d_w1": 300.0,</text:p>
      <text:p text:style-name="P18"><text:soft-page-break/><text:s text:c="2"/>"d_w2": 600.0,</text:p>
      <text:p text:style-name="P18"><text:s text:c="2"/>"d_l1": 250.0,</text:p>
      <text:p text:style-name="P18"><text:s text:c="2"/>"d_l2": 250.0,</text:p>
      <text:p text:style-name="P18"><text:s text:c="2"/>"l_r1": 200.0,</text:p>
      <text:p text:style-name="P18"><text:s text:c="2"/>"l_r2": 200.0,</text:p>
      <text:p text:style-name="P18"><text:s text:c="2"/>"t_p": 16.0,</text:p>
      <text:p text:style-name="P18"><text:s text:c="2"/>"t_r": 16.0,</text:p>
      <text:p text:style-name="P18"><text:s text:c="2"/>"d_s1": 60.0,</text:p>
      <text:p text:style-name="P18"><text:s text:c="2"/>"d_s2": 60.0,</text:p>
      <text:p text:style-name="P18"><text:s text:c="2"/>"l_overlap": 5.0,</text:p>
      <text:p text:style-name="P18"><text:s text:c="2"/>"d_t1": 3.0,</text:p>
      <text:p text:style-name="P18"><text:s text:c="2"/>"d_t2": 2.0,</text:p>
      <text:p text:style-name="P18"><text:s text:c="2"/>"d_b1": 0.0,</text:p>
      <text:p text:style-name="P18"><text:s text:c="2"/>"d_b2": 0.0,</text:p>
      <text:p text:style-name="P18"><text:s text:c="2"/>"velocity": 38,</text:p>
      <text:p text:style-name="P18"><text:s text:c="2"/>"job": 1,</text:p>
      <text:p text:style-name="P18"><text:s text:c="2"/>"weld_gantry_radius": 1100.0,</text:p>
      <text:p text:style-name="P18"><text:s text:c="2"/>"search_gantry_radius": 1100.0,</text:p>
      <text:p text:style-name="P18"><text:s text:c="2"/>"edge_count": 5</text:p>
      <text:p text:style-name="P18">}</text:p>
      <text:p text:style-name="P18"/>
      <text:p text:style-name="P18">Разное:</text:p>
      <text:p text:style-name="P18">{</text:p>
      <text:p text:style-name="P18"><text:s text:c="2"/>"d_type": "d_rect",</text:p>
      <text:p text:style-name="P18"><text:s text:c="2"/>"l": 120000.0,</text:p>
      <text:p text:style-name="P18"><text:s text:c="2"/>"w": 0.0,</text:p>
      <text:p text:style-name="P18"><text:s text:c="2"/>"h": 200.0,</text:p>
      <text:p text:style-name="P18"><text:s text:c="2"/>"d_w1": 300.0,</text:p>
      <text:p text:style-name="P18"><text:s text:c="2"/>"l_r1": 200.0,</text:p>
      <text:p text:style-name="P18"><text:s text:c="2"/>"l_r2": 200.0,</text:p>
      <text:p text:style-name="P18"><text:s text:c="2"/>"t_p": 16.0,</text:p>
      <text:p text:style-name="P18"><text:s text:c="2"/>"t_r": 16.0,</text:p>
      <text:p text:style-name="P18"><text:s text:c="2"/>"d_s1": 60.0,</text:p>
      <text:p text:style-name="P18"><text:s text:c="2"/>"d_s2": 60.0,</text:p>
      <text:p text:style-name="P18"><text:s text:c="2"/>"l_overlap": 5.0,</text:p>
      <text:p text:style-name="P18"><text:s text:c="2"/>"d_t1": 3.0,</text:p>
      <text:p text:style-name="P18"><text:s text:c="2"/>"d_t2": 2.0,</text:p>
      <text:p text:style-name="P18"><text:s text:c="2"/>"d_b1": 0.0,</text:p>
      <text:p text:style-name="P18"><text:s text:c="2"/>"d_b2": 0.0,</text:p>
      <text:p text:style-name="P18"><text:s text:c="2"/>"velocity": 38,</text:p>
      <text:p text:style-name="P18"><text:s text:c="2"/>"job": 1,</text:p>
      <text:p text:style-name="P18"><text:s text:c="2"/>"weld_gantry_radius": 1100.0,</text:p>
      <text:p text:style-name="P18"><text:s text:c="2"/>"search_gantry_radius": 1100.0,</text:p>
      <text:p text:style-name="P18"><text:s text:c="2"/>"d_w2": [</text:p>
      <text:p text:style-name="P18"><text:s text:c="4"/>{</text:p>
      <text:p text:style-name="P18"><text:soft-page-break/><text:s text:c="6"/>"d_dis": 3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 text:c="6"/>"d_l2": 250.0</text:p>
      <text:p text:style-name="P18"><text:s text:c="4"/>}</text:p>
      <text:p text:style-name="P18"><text:s text:c="2"/>],</text:p>
      <text:p text:style-name="P18"><text:s text:c="2"/>"edge_count": 5</text:p>
      <text:p text:style-name="P18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15:42:23.549000000</meta:creation-date>
    <dc:date>2024-10-11T16:54:22.444000000</dc:date>
    <meta:editing-duration>P1DT22H57M4S</meta:editing-duration>
    <meta:editing-cycles>59</meta:editing-cycles>
    <meta:generator>LibreOffice/7.6.5.2$Windows_X86_64 LibreOffice_project/38d5f62f85355c192ef5f1dd47c5c0c0c6d6598b</meta:generator>
    <meta:document-statistic meta:table-count="1" meta:image-count="0" meta:object-count="0" meta:page-count="6" meta:paragraph-count="215" meta:word-count="983" meta:character-count="7094" meta:non-whitespace-character-count="6149"/>
  </office:meta>
</office:document-meta>
</file>